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language="en" fo:country="US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language="en" fo:country="US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fo:language="en" fo:country="US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language="en" fo:country="US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ff0000" style:font-name="Times New Roman" fo:font-size="14pt" fo:language="en" fo:country="US" fo:font-style="italic" fo:font-weight="bold" style:font-size-asian="14pt" style:font-style-asian="italic" style:font-weight-asian="bold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4f5c0" officeooo:paragraph-rsid="0014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nux Biolinum G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c9211e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">Строка</text:p>
          </table:table-cell>
          <table:table-cell table:style-name="Таблица2.A1" office:value-type="string">
            <text:p text:style-name="P8">Индекс</text:p>
          </table:table-cell>
          <table:table-cell table:style-name="Таблица2.C1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9">{% order row index %}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9">{% if index#2 %}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12">{{row(index)}}</text:p>
          </table:table-cell>
          <table:table-cell table:style-name="Таблица2.A2" office:value-type="string">
            <text:p text:style-name="P11">{{index}}</text:p>
          </table:table-cell>
          <table:table-cell table:style-name="Таблица2.C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9">{% endif %}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9">{% endorder %}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1:11.849000000</meta:creation-date>
    <dc:date>2019-10-08T15:03:04.051000000</dc:date>
    <meta:editing-duration>PT3M17S</meta:editing-duration>
    <meta:editing-cycles>2</meta:editing-cycles>
    <meta:generator>LibreOffice/6.2.7.1$Windows_X86_64 LibreOffice_project/23edc44b61b830b7d749943e020e96f5a7df63bf</meta:generator>
    <meta:document-statistic meta:table-count="1" meta:image-count="0" meta:object-count="0" meta:page-count="1" meta:paragraph-count="8" meta:word-count="19" meta:character-count="97" meta:non-whitespace-character-count="86"/>
  </office:meta>
</office:document-meta>
</file>